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list-style-name="WW8Num4"/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6"/>
    <style:style style:name="P8" style:family="paragraph" style:parent-style-name="Standard" style:list-style-name="WW8Num6"/>
    <style:style style:name="P9" style:family="paragraph" style:parent-style-name="Standard" style:list-style-name="WW8Num6"/>
    <style:style style:name="P10" style:family="paragraph" style:parent-style-name="Standard" style:list-style-name="WW8Num6"/>
    <style:style style:name="P11" style:family="paragraph" style:parent-style-name="Standard" style:list-style-name="WW8Num6"/>
    <style:style style:name="P12" style:family="paragraph" style:parent-style-name="Standard" style:list-style-name="WW8Num6"/>
    <style:style style:name="P13" style:family="paragraph" style:parent-style-name="Standard" style:list-style-name="WW8Num6"/>
    <style:style style:name="P14" style:family="paragraph" style:parent-style-name="Standard" style:list-style-name="WW8Num6"/>
    <style:style style:name="P15" style:family="paragraph" style:parent-style-name="Standard" style:list-style-name="WW8Num6"/>
    <style:style style:name="P16" style:family="paragraph" style:parent-style-name="Standard" style:list-style-name="WW8Num6"/>
    <style:style style:name="P17" style:family="paragraph" style:parent-style-name="Standard" style:list-style-name="WW8Num6"/>
    <style:style style:name="P18" style:family="paragraph" style:parent-style-name="Standard" style:list-style-name="WW8Num6"/>
    <style:style style:name="P19" style:family="paragraph" style:parent-style-name="Standard" style:list-style-name="WW8Num7"/>
    <style:style style:name="P20" style:family="paragraph" style:parent-style-name="Standard" style:list-style-name="WW8Num7"/>
    <style:style style:name="P21" style:family="paragraph" style:parent-style-name="Standard" style:list-style-name="WW8Num7"/>
    <style:style style:name="P22" style:family="paragraph" style:parent-style-name="Standard" style:list-style-name="WW8Num6"/>
    <style:style style:name="P23" style:family="paragraph" style:parent-style-name="Standard" style:list-style-name="WW8Num6"/>
    <style:style style:name="P24" style:family="paragraph" style:parent-style-name="Standard" style:list-style-name="WW8Num2"/>
    <style:style style:name="P25" style:family="paragraph" style:parent-style-name="Standard" style:list-style-name="WW8Num2"/>
    <style:style style:name="P26" style:family="paragraph" style:parent-style-name="Standard" style:list-style-name="WW8Num2"/>
    <style:style style:name="P27" style:family="paragraph" style:parent-style-name="Standard" style:list-style-name="WW8Num3"/>
    <style:style style:name="P28" style:family="paragraph" style:parent-style-name="Standard" style:list-style-name="WW8Num3"/>
    <style:style style:name="P29" style:family="paragraph" style:parent-style-name="Standard" style:list-style-name="WW8Num3"/>
    <style:style style:name="P30" style:family="paragraph" style:parent-style-name="Standard" style:list-style-name="WW8Num3"/>
    <style:style style:name="P31" style:family="paragraph" style:parent-style-name="Standard" style:list-style-name="WW8Num3"/>
    <style:style style:name="P32" style:family="paragraph" style:parent-style-name="Standard" style:list-style-name="WW8Num3"/>
    <style:style style:name="P33" style:family="paragraph" style:parent-style-name="Standard" style:list-style-name="WW8Num3"/>
    <style:style style:name="P34" style:family="paragraph" style:parent-style-name="Standard" style:list-style-name="WW8Num3"/>
    <style:style style:name="P35" style:family="paragraph" style:parent-style-name="Standard" style:list-style-name="WW8Num3"/>
    <style:style style:name="P36" style:family="paragraph" style:parent-style-name="Standard" style:list-style-name="WW8Num3"/>
    <style:style style:name="P37" style:family="paragraph" style:parent-style-name="Standard" style:list-style-name="WW8Num3"/>
    <style:style style:name="P38" style:family="paragraph" style:parent-style-name="Standard" style:list-style-name="WW8Num3"/>
    <style:style style:name="P39" style:family="paragraph" style:parent-style-name="Standard" style:list-style-name="WW8Num3"/>
    <style:style style:name="P40" style:family="paragraph" style:parent-style-name="Standard" style:list-style-name="WW8Num3"/>
    <style:style style:name="P41" style:family="paragraph" style:parent-style-name="Standard" style:list-style-name="WW8Num3"/>
    <style:style style:name="P42" style:family="paragraph" style:parent-style-name="Standard" style:list-style-name="WW8Num3"/>
    <style:style style:name="P43" style:family="paragraph" style:parent-style-name="Standard" style:list-style-name="WW8Num3"/>
    <style:style style:name="P44" style:family="paragraph" style:parent-style-name="Standard" style:list-style-name="WW8Num3"/>
    <style:style style:name="P45" style:family="paragraph" style:parent-style-name="Standard" style:list-style-name="WW8Num3"/>
    <style:style style:name="P46" style:family="paragraph" style:parent-style-name="Standard" style:list-style-name="WW8Num3"/>
    <style:style style:name="P47" style:family="paragraph" style:parent-style-name="Standard" style:list-style-name="WW8Num3"/>
    <style:style style:name="P48" style:family="paragraph" style:parent-style-name="Standard" style:list-style-name="WW8Num3"/>
    <style:style style:name="P49" style:family="paragraph" style:parent-style-name="Standard" style:list-style-name="WW8Num3"/>
    <style:style style:name="P50" style:family="paragraph" style:parent-style-name="Standard" style:list-style-name="WW8Num3"/>
    <style:style style:name="P51" style:family="paragraph" style:parent-style-name="Standard" style:list-style-name="WW8Num3"/>
    <style:style style:name="P52" style:family="paragraph" style:parent-style-name="Standard" style:list-style-name="WW8Num3"/>
    <style:style style:name="P53" style:family="paragraph" style:parent-style-name="Standard" style:list-style-name="WW8Num3"/>
    <style:style style:name="P54" style:family="paragraph" style:parent-style-name="Standard" style:list-style-name="WW8Num2"/>
    <style:style style:name="P55" style:family="paragraph" style:parent-style-name="Standard" style:master-page-name="Standard"/>
    <style:style style:name="P56" style:family="paragraph" style:parent-style-name="Standard" style:list-style-name="WW8Num6">
      <style:paragraph-properties fo:margin-left="-0.635cm" fo:margin-right="0cm" fo:text-indent="0cm" style:auto-text-indent="false"/>
    </style:style>
    <style:style style:name="P57" style:family="paragraph" style:parent-style-name="Standard" style:list-style-name="WW8Num6">
      <style:paragraph-properties fo:margin-left="-0.635cm" fo:margin-right="0cm" fo:text-indent="0cm" style:auto-text-indent="false"/>
    </style:style>
    <style:style style:name="P58" style:family="paragraph" style:parent-style-name="Standard" style:list-style-name="WW8Num6">
      <style:paragraph-properties fo:margin-left="-0.635cm" fo:margin-right="0cm" fo:text-indent="0cm" style:auto-text-indent="false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fo:color="#008000" style:font-name="Courier New" fo:font-size="10pt" fo:background-color="#ffff00" style:font-size-asian="10pt" style:font-name-complex="Courier New" style:font-size-complex="10pt"/>
    </style:style>
    <style:style style:name="T3" style:family="text">
      <style:text-properties fo:color="#008000" style:font-name="Courier New" fo:font-size="10pt" style:font-size-asian="10pt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Observações à cerca do componente pfj.</text:p>
      <text:p text:style-name="Standard"/>
      <text:p text:style-name="Standard">O Componente pfj é composto, num primeiro momento de três projetos:</text:p>
      <text:list text:style-name="WW8Num4">
        <text:list-item>
          <text:list>
            <text:list-item>
              <text:p text:style-name="P4">pfj ;</text:p>
            </text:list-item>
            <text:list-item>
              <text:p text:style-name="P4">pfj-data; <text:s/></text:p>
            </text:list-item>
            <text:list-item>
              <text:p text:style-name="P4">pfj-teste.</text:p>
            </text:list-item>
          </text:list>
        </text:list-item>
      </text:list>
      <text:p text:style-name="Standard"/>
      <text:list text:style-name="WW8Num6">
        <text:list-item>
          <text:p text:style-name="P56">pfj – este projeto é composto dos seguintes pacotes:</text:p>
          <text:list>
            <text:list-item>
              <text:p text:style-name="P7">br.ufg.inf.apsi.escola.componentes.pessoa.modelo</text:p>
              <text:list>
                <text:list-item>
                  <text:p text:style-name="P7">Neste pacotes estão todas as classes de entidade do componente.</text:p>
                </text:list-item>
              </text:list>
            </text:list-item>
            <text:list-item>
              <text:p text:style-name="P7">br.ufg.inf.apsi.escola.componentes.pessoa.negocio</text:p>
              <text:list>
                <text:list-item>
                  <text:p text:style-name="P7">Neste pacote estão a interface ‘PessoaService’, bem como sua respectiva classe de implementação ‘PessoaServiceImpl’.</text:p>
                </text:list-item>
              </text:list>
            </text:list-item>
            <text:list-item>
              <text:p text:style-name="P7">br.ufg.inf.apsi.escola.componentes.pessoa.repositorio</text:p>
              <text:list>
                <text:list-item>
                  <text:p text:style-name="P7">Neste pacote estão todas as interfaces de acesso ao repositório de dados.</text:p>
                </text:list-item>
              </text:list>
            </text:list-item>
            <text:list-item>
              <text:p text:style-name="P7">br.ufg.inf.apsi.escola.componentes.pessoa.util</text:p>
              <text:list>
                <text:list-item>
                  <text:p text:style-name="P7">Neste pacotes estão as classes utilitárias do sistema, por exemplo, Exceptions, Enuns, classe formatadora de data, etc.</text:p>
                </text:list-item>
              </text:list>
            </text:list-item>
          </text:list>
        </text:list-item>
        <text:list-item>
          <text:p text:style-name="P56">pfj-data – este projeto é composto dos seguintes pacotes:</text:p>
          <text:list>
            <text:list-item>
              <text:p text:style-name="P7">br.ufg.inf.apsi.escola.componentes.pessoa.repositorio.jpa.hibernate</text:p>
              <text:list>
                <text:list-item>
                  <text:p text:style-name="P7">Neste pacote estão as classes de implementação das interfaces de acesso ao repositório de dados.</text:p>
                </text:list-item>
              </text:list>
            </text:list-item>
            <text:list-item>
              <text:p text:style-name="P7">br.ufg.inf.apsi.escola.componentes.pessoa.repositorio.teste</text:p>
              <text:list>
                <text:list-item>
                  <text:p text:style-name="P7">Neste pacote estão as classes implementadas para testar o acesso ao repositório, através da implementação dos métodos disponíveis pela interface PessoaService. Foi implementada uma classe para cada método chamado externamente ao componente.</text:p>
                </text:list-item>
              </text:list>
            </text:list-item>
          </text:list>
        </text:list-item>
      </text:list>
      <text:p text:style-name="P1">Este projeto é composto também das seguintes pastas:</text:p>
      <text:list text:style-name="WW8Num7">
        <text:list-item>
          <text:p text:style-name="P19">src – contém os pacotes citados acima, os arquivos de mapeamento escola.orm.xml, o arquivo log4j.properties e a pasta META-INF, esta por sua vez, contém o arquivo persistence.xml. </text:p>
        </text:list-item>
        <text:list-item>
          <text:p text:style-name="P19">bd – esta pasta contém os arquivos e scripts de inicialização do banco de dados, bem como da interface gráfica do hsqldb.</text:p>
        </text:list-item>
        <text:list-item>
          <text:p text:style-name="P19">lib <text:s/>- esta pasta contém todos os arquivos .jar requeridos pelo projeto.</text:p>
        </text:list-item>
      </text:list>
      <text:list text:style-name="WW8Num6" text:continue-numbering="true">
        <text:list-item>
          <text:p text:style-name="P56">pfj-teste – este projeto é composto pelo seguinte pacote:</text:p>
          <text:list>
            <text:list-item>
              <text:p text:style-name="P7">br.ufg.inf.apsi.escola.componentes.pessoa.teste</text:p>
              <text:list>
                <text:list-item>
                  <text:p text:style-name="P7">Neste pacote estão as classes de teste propriamente ditas, codificadas utilizando as frameworks de testes JUnit e JMock.</text:p>
                </text:list-item>
              </text:list>
            </text:list-item>
          </text:list>
        </text:list-item>
      </text:list>
      <text:p text:style-name="Standard"/>
      <text:p text:style-name="Standard">Observações:</text:p>
      <text:p text:style-name="Standard"/>
      <text:list text:style-name="WW8Num2">
        <text:list-item>
          <text:p text:style-name="P24">A Documentação (JavaDoc) de cada um dos projetos encontra-se na pasta doc abaixo do diretório raiz do projeto;</text:p>
        </text:list-item>
        <text:list-item>
          <text:p text:style-name="P24">O modulo UML, encontra-se em pasta com o nome uml sob a raiz do projeto pfj/.</text:p>
        </text:list-item>
        <text:list-item>
          <text:p text:style-name="P24">O Professor Fábio sugeriu que as classes de entidade tivessem visibilidade de pacote e somente a interface PessoaService tivesse visibilidade public, portanto, quanto fomos efetuar os testes, com o JMock, os métodos de consulta apresentavem erro, informando que a classe estava sendo acessada externamente pelo proxy de criação do objeto mock. Depois dos testes de aceitação, estas podem voltar a ter a visibilidade sugerida;</text:p>
        </text:list-item>
        <text:list-item>
          <text:p text:style-name="P24">No arquivo persistence.xml <text:s/>a seguinte linha: <text:span text:style-name="T2">&lt;property name="hibernate.hbm2ddl.auto" value="none"/&gt;</text:span><text:span text:style-name="T3"> </text:span><text:span text:style-name="T1">deverá ter seu value=”none”, alterado para value=”create”, para a criação das tabelas no banco de dados.</text:span></text:p>
        </text:list-item>
      </text:list>
      <text:p text:style-name="P2">Relação de Testes Efetuados:</text:p>
      <text:p text:style-name="P2"><text:tab/></text:p>
      <text:list text:style-name="WW8Num3">
        <text:list-item>
          <text:p text:style-name="P27">O Primeiro de todos os testes deverá ser o cadastro de pessoas, a partir deste cadastro, serão automaticamente cadastrados os seus documentos, o seu endereço, email e telefone passados como parâmetros quando do cadastramento de uma pessoa.</text:p>
        </text:list-item>
      </text:list>
      <text:p text:style-name="P3">A seguir os demais testes foram efetuados:</text:p>
      <text:list text:style-name="WW8Num3" text:continue-numbering="true">
        <text:list-item>
          <text:p text:style-name="P27">Adição de documentos à lista de documentos de uma pessoa;</text:p>
        </text:list-item>
        <text:list-item>
          <text:p text:style-name="P27">Adição de emails à lista de emails de uma pessoa;</text:p>
        </text:list-item>
        <text:list-item>
          <text:p text:style-name="P27">Adição de endereços à lista de endereços de uma pessoa;</text:p>
        </text:list-item>
        <text:list-item>
          <text:p text:style-name="P27">Adição de telefones à lista de telefones de uma pessoa;</text:p>
        </text:list-item>
        <text:list-item>
          <text:p text:style-name="P27">Alteração de dados dos emails da pessoa;</text:p>
        </text:list-item>
        <text:list-item>
          <text:p text:style-name="P27">Alteração de dados dos endereços da pessoa;</text:p>
        </text:list-item>
        <text:list-item>
          <text:p text:style-name="P27">Alteração de dados dos telefones da pessoa;</text:p>
        </text:list-item>
        <text:list-item>
          <text:p text:style-name="P27">Consulta de pessoa, a partir da informação do número de um dos seus documentos;</text:p>
        </text:list-item>
        <text:list-item>
          <text:p text:style-name="P27">Listar os documentos da pessoa;</text:p>
        </text:list-item>
        <text:list-item>
          <text:p text:style-name="P27">Listar os emails da pessoa;</text:p>
        </text:list-item>
        <text:list-item>
          <text:p text:style-name="P27">Listar os endereços da pessoa;</text:p>
        </text:list-item>
        <text:list-item>
          <text:p text:style-name="P27">Listar as pessoas cadastradas;</text:p>
        </text:list-item>
        <text:list-item>
          <text:p text:style-name="P27">Listar as pessoas moradoras de um determinado bairro;</text:p>
        </text:list-item>
        <text:list-item>
          <text:p text:style-name="P27">Listar as pessoas moradoras de uma determinada cidade;</text:p>
        </text:list-item>
        <text:list-item>
          <text:p text:style-name="P27">Listar as pessoas associadas a um endereço;</text:p>
        </text:list-item>
        <text:list-item>
          <text:p text:style-name="P27">Listar as pessoas por idade;</text:p>
        </text:list-item>
        <text:list-item>
          <text:p text:style-name="P27">Listar as pessoas por idade e sexo;</text:p>
        </text:list-item>
        <text:list-item>
          <text:p text:style-name="P27">Listar as pessoas por nome;</text:p>
        </text:list-item>
        <text:list-item>
          <text:p text:style-name="P27">Listar as pessoas por sexo;</text:p>
        </text:list-item>
        <text:list-item>
          <text:p text:style-name="P27">Listar as pessoas associadas a um telefone;</text:p>
        </text:list-item>
        <text:list-item>
          <text:p text:style-name="P27">Listar os telefones da pessoa;</text:p>
        </text:list-item>
        <text:list-item>
          <text:p text:style-name="P27">Remover documento;</text:p>
        </text:list-item>
        <text:list-item>
          <text:p text:style-name="P27">Remover email;</text:p>
        </text:list-item>
        <text:list-item>
          <text:p text:style-name="P27">Remover endereço;</text:p>
        </text:list-item>
        <text:list-item>
          <text:p text:style-name="P27">Remover pessoa;</text:p>
        </text:list-item>
        <text:list-item>
          <text:p text:style-name="P27">Remover telefone.</text:p>
        </text:list-item>
      </text:list>
      <text:p text:style-name="Standard">Estes testes foram efetuados com dados de pessoas reais, portanto, após a conferência dos resultados, solicito a deleção destes dados.</text:p>
      <text:p text:style-name="Standard">Todos estes testes apresentaram resultado correto.</text:p>
      <text:p text:style-name="Standard"/>
      <text:p text:style-name="Standard">Goiânia, 20 de agosto de 2007. </text:p>
      <text:p text:style-name="Standard"/>
      <text:p text:style-name="Standard">Responsável:</text:p>
      <text:p text:style-name="Standard"/>
      <text:p text:style-name="Standard">Gilmar Ferreira Arantes:</text:p>
      <text:p text:style-name="Standard">62 9968-4157</text:p>
      <text:p text:style-name="Standard">gilmar@especialização.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6cm" text:min-label-width="0.635cm"/>
      </text:list-level-style-number>
      <text:list-level-style-number text:level="3" style:num-suffix="." style:num-format="i">
        <style:list-level-properties text:min-label-width="2.561cm" text:min-label-distance="0.318cm" fo:text-align="end"/>
      </text:list-level-style-number>
      <text:list-level-style-number text:level="4" style:num-suffix="." style:num-format="1">
        <style:list-level-properties text:space-before="3.196cm" text:min-label-width="0.635cm"/>
      </text:list-level-style-number>
      <text:list-level-style-number text:level="5" style:num-suffix="." style:num-format="a" style:num-letter-sync="true">
        <style:list-level-properties text:space-before="4.466cm" text:min-label-width="0.635cm"/>
      </text:list-level-style-number>
      <text:list-level-style-number text:level="6" style:num-suffix="." style:num-format="i">
        <style:list-level-properties text:min-label-width="6.371cm" text:min-label-distance="0.318cm" fo:text-align="end"/>
      </text:list-level-style-number>
      <text:list-level-style-number text:level="7" style:num-suffix="." style:num-format="1">
        <style:list-level-properties text:space-before="7.006cm" text:min-label-width="0.635cm"/>
      </text:list-level-style-number>
      <text:list-level-style-number text:level="8" style:num-suffix="." style:num-format="a" style:num-letter-sync="true">
        <style:list-level-properties text:space-before="8.276cm" text:min-label-width="0.635cm"/>
      </text:list-level-style-number>
      <text:list-level-style-number text:level="9" style:num-suffix="." style:num-format="i">
        <style:list-level-properties text:min-label-width="10.1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6cm" text:min-label-width="0.635cm"/>
      </text:list-level-style-number>
      <text:list-level-style-number text:level="3" style:num-suffix="." style:num-format="i">
        <style:list-level-properties text:min-label-width="2.561cm" text:min-label-distance="0.318cm" fo:text-align="end"/>
      </text:list-level-style-number>
      <text:list-level-style-number text:level="4" style:num-suffix="." style:num-format="1">
        <style:list-level-properties text:space-before="3.196cm" text:min-label-width="0.635cm"/>
      </text:list-level-style-number>
      <text:list-level-style-number text:level="5" style:num-suffix="." style:num-format="a" style:num-letter-sync="true">
        <style:list-level-properties text:space-before="4.466cm" text:min-label-width="0.635cm"/>
      </text:list-level-style-number>
      <text:list-level-style-number text:level="6" style:num-suffix="." style:num-format="i">
        <style:list-level-properties text:min-label-width="6.371cm" text:min-label-distance="0.318cm" fo:text-align="end"/>
      </text:list-level-style-number>
      <text:list-level-style-number text:level="7" style:num-suffix="." style:num-format="1">
        <style:list-level-properties text:space-before="7.006cm" text:min-label-width="0.635cm"/>
      </text:list-level-style-number>
      <text:list-level-style-number text:level="8" style:num-suffix="." style:num-format="a" style:num-letter-sync="true">
        <style:list-level-properties text:space-before="8.276cm" text:min-label-width="0.635cm"/>
      </text:list-level-style-number>
      <text:list-level-style-number text:level="9" style:num-suffix="." style:num-format="i">
        <style:list-level-properties text:min-label-width="10.1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a" style:num-letter-sync="true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gagfar</meta:initial-creator>
    <meta:creation-date>2007-08-20T15:59:00</meta:creation-date>
    <dc:creator>Gilmar Arantes</dc:creator>
    <dc:date>2007-08-20T21:37:40</dc:date>
    <dc:language>pt-BR</dc:language>
    <meta:editing-cycles>5</meta:editing-cycles>
    <meta:editing-duration>PT36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620" meta:character-count="4306"/>
  </office:meta>
</office:document-meta>
</file>